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3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272in"/>
    </style:style>
    <style:style style:name="co4" style:family="table-column">
      <style:table-column-properties fo:break-before="auto" style:column-width="2.2854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Aircraft Type</text:p>
          </table:table-cell>
          <table:table-cell table:style-name="ce1" office:value-type="string">
            <text:p>Engine Type</text:p>
          </table:table-cell>
          <table:table-cell table:style-name="ce1" office:value-type="string">
            <text:p>Functions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Nicknam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Speed (mph)</text:p>
          </table:table-cell>
          <table:table-cell table:style-name="ce1" office:value-type="string">
            <text:p>Range (mi)</text:p>
          </table:table-cell>
          <table:table-cell table:style-name="ce1" office:value-type="string">
            <text:p>Price</text:p>
          </table:table-cell>
        </table:table-row>
        <table:table-row table:style-name="ro1">
          <table:table-cell office:value-type="string">
            <text:p>TJBomber</text:p>
          </table:table-cell>
          <table:table-cell office:value-type="string">
            <text:p>Turbojet</text:p>
          </table:table-cell>
          <table:table-cell office:value-type="string">
            <text:p>Bomb</text:p>
          </table:table-cell>
          <table:table-cell office:value-type="string">
            <text:p>H-6</text:p>
          </table:table-cell>
          <table:table-cell/>
          <table:table-cell office:value-type="string">
            <text:p>Xi'an Aircraft Industrial Corporation</text:p>
          </table:table-cell>
          <table:table-cell office:value-type="float" office:value="652">
            <text:p>652</text:p>
          </table:table-cell>
          <table:table-cell office:value-type="float" office:value="3728">
            <text:p>3728</text:p>
          </table:table-cell>
          <table:table-cell office:value-type="float" office:value="46000000">
            <text:p>46000000</text:p>
          </table:table-cell>
        </table:table-row>
        <table:table-row table:style-name="ro1">
          <table:table-cell office:value-type="string">
            <text:p>TJFighterBomber</text:p>
          </table:table-cell>
          <table:table-cell office:value-type="string">
            <text:p>Turbojet</text:p>
          </table:table-cell>
          <table:table-cell office:value-type="string">
            <text:p>Attack, Bomb</text:p>
          </table:table-cell>
          <table:table-cell office:value-type="string">
            <text:p>JH-7</text:p>
          </table:table-cell>
          <table:table-cell office:value-type="string">
            <text:p>Flying Leopard</text:p>
          </table:table-cell>
          <table:table-cell office:value-type="string">
            <text:p>Xi'an Aircraft Industrial Corporation</text:p>
          </table:table-cell>
          <table:table-cell office:value-type="float" office:value="1123">
            <text:p>1123</text:p>
          </table:table-cell>
          <table:table-cell office:value-type="float" office:value="1093">
            <text:p>1093</text:p>
          </table:table-cell>
          <table:table-cell office:value-type="float" office:value="19500000">
            <text:p>19500000</text:p>
          </table:table-cell>
        </table:table-row>
        <table:table-row table:style-name="ro1">
          <table:table-cell office:value-type="string">
            <text:p>TFFighter</text:p>
          </table:table-cell>
          <table:table-cell office:value-type="string">
            <text:p>Turbofan</text:p>
          </table:table-cell>
          <table:table-cell office:value-type="string">
            <text:p>Attack</text:p>
          </table:table-cell>
          <table:table-cell office:value-type="string">
            <text:p>J-15</text:p>
          </table:table-cell>
          <table:table-cell office:value-type="string">
            <text:p>Flying Shark</text:p>
          </table:table-cell>
          <table:table-cell office:value-type="string">
            <text:p>Shenyang Aircraft Corporation</text:p>
          </table:table-cell>
          <table:table-cell office:value-type="float" office:value="1585">
            <text:p>1585</text:p>
          </table:table-cell>
          <table:table-cell office:value-type="float" office:value="2175">
            <text:p>2175</text:p>
          </table:table-cell>
          <table:table-cell office:value-type="float" office:value="61000000">
            <text:p>61000000</text:p>
          </table:table-cell>
        </table:table-row>
        <table:table-row table:style-name="ro1">
          <table:table-cell office:value-type="string">
            <text:p>TPCargoPassengerTransport</text:p>
          </table:table-cell>
          <table:table-cell office:value-type="string">
            <text:p>Turboprop</text:p>
          </table:table-cell>
          <table:table-cell office:value-type="string">
            <text:p>Cargo, Passenger</text:p>
          </table:table-cell>
          <table:table-cell office:value-type="string">
            <text:p>Y-7</text:p>
          </table:table-cell>
          <table:table-cell/>
          <table:table-cell office:value-type="string">
            <text:p>Xi'an Aircraft Industrial Corporation</text:p>
          </table:table-cell>
          <table:table-cell office:value-type="float" office:value="315">
            <text:p>315</text:p>
          </table:table-cell>
          <table:table-cell office:value-type="float" office:value="570">
            <text:p>570</text:p>
          </table:table-cell>
          <table:table-cell office:value-type="float" office:value="22000000">
            <text:p>22000000</text:p>
          </table:table-cell>
        </table:table-row>
        <table:table-row table:style-name="ro2">
          <table:table-cell office:value-type="string">
            <text:p>TSAttackHelicopter</text:p>
          </table:table-cell>
          <table:table-cell office:value-type="string">
            <text:p>Turboshaft</text:p>
          </table:table-cell>
          <table:table-cell office:value-type="string">
            <text:p>Attack</text:p>
          </table:table-cell>
          <table:table-cell office:value-type="string">
            <text:p>WZ-10</text:p>
          </table:table-cell>
          <table:table-cell office:value-type="string">
            <text:p>Fierce Thunderbolt</text:p>
          </table:table-cell>
          <table:table-cell office:value-type="string">
            <text:p>Changhe Aircraft Industries Corporation</text:p>
          </table:table-cell>
          <table:table-cell office:value-type="float" office:value="186">
            <text:p>186</text:p>
          </table:table-cell>
          <table:table-cell office:value-type="float" office:value="510">
            <text:p>510</text:p>
          </table:table-cell>
          <table:table-cell office:value-type="float" office:value="17000000">
            <text:p>17000000</text:p>
          </table:table-cell>
        </table:table-row>
        <table:table-row table:style-name="ro1">
          <table:table-cell office:value-type="string">
            <text:p>TSTransportHelicopter</text:p>
          </table:table-cell>
          <table:table-cell office:value-type="string">
            <text:p>Turboshaft</text:p>
          </table:table-cell>
          <table:table-cell office:value-type="string">
            <text:p>Passenger</text:p>
          </table:table-cell>
          <table:table-cell table:style-name="ce2" office:value-type="string">
            <text:p>AC311</text:p>
          </table:table-cell>
          <table:table-cell/>
          <table:table-cell office:value-type="string">
            <text:p>AVICopter</text:p>
          </table:table-cell>
          <table:table-cell office:value-type="float" office:value="180">
            <text:p>180</text:p>
          </table:table-cell>
          <table:table-cell office:value-type="float" office:value="410">
            <text:p>410</text:p>
          </table:table-cell>
          <table:table-cell office:value-type="float" office:value="20000000">
            <text:p>20000000</text:p>
          </table:table-cell>
        </table:table-row>
        <table:table-row table:style-name="ro2">
          <table:table-cell office:value-type="string">
            <text:p>TFPassengerTransport</text:p>
          </table:table-cell>
          <table:table-cell office:value-type="string">
            <text:p>Turbofan</text:p>
          </table:table-cell>
          <table:table-cell office:value-type="string">
            <text:p>Passenger</text:p>
          </table:table-cell>
          <table:table-cell office:value-type="string">
            <text:p>C919</text:p>
          </table:table-cell>
          <table:table-cell/>
          <table:table-cell office:value-type="string">
            <text:p>Commercial Aircraft Corporation of China, Ltd. (Comac)</text:p>
          </table:table-cell>
          <table:table-cell office:value-type="float" office:value="600">
            <text:p>600</text:p>
          </table:table-cell>
          <table:table-cell office:value-type="float" office:value="3450">
            <text:p>3450</text:p>
          </table:table-cell>
          <table:table-cell office:value-type="float" office:value="1000000">
            <text:p>10000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5">07/05/2022</text:date>, <text:time>00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arulli</meta:initial-creator>
    <meta:creation-date>2022-07-04T22:57:15</meta:creation-date>
    <dc:date>2022-07-05T00:26:50</dc:date>
    <dc:creator>Joseph Marulli</dc:creator>
    <meta:editing-duration>PT13M44S</meta:editing-duration>
    <meta:editing-cycles>3</meta:editing-cycles>
    <meta:generator>OpenOffice/4.1.12$Unix OpenOffice.org_project/4112m1$Build-9809</meta:generator>
    <meta:document-statistic meta:table-count="3" meta:cell-count="68" meta:object-count="0"/>
  </office:meta>
</office:document-meta>
</file>